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lusion</text:p>
      <text:p text:style-name="Standard">En conclusion, la Computer Vision constitue une avancée technologique majeure avec des impacts significatifs, notamment dans le domaine de la santé . Grâce à sa capacité à analyser et interpréter des images médicales avec une grande précision, elle permet d'améliorer le diagnostic des maladies , d'automatiser les tâches répétitives et de soutenir les professionnels de santé dans leurs prises de décisions critiques. Ainsi, cette technologie contribue à réduire les erreurs , optimiser les ressources et améliorer la qualité des soins apportés aux patients.</text:p>
      <text:p text:style-name="Standard">À l'avenir, la Computer Vision continue d'évoluer et de se perfectionner. Son application ne se limite pas à la santé ; elle joue également un rôle clé dans d'autres secteurs comme l'industrie, les transports ou encore l'éducation. Cette technologielevier d'innovation pour répondre aux défis actuels et futurs, en offrant des solutions plus performantes, précises et accessibles.</text:p>
      <text:p text:style-name="Standard">Ainsi, la Computer Vision s'impose comme une technologie d'avenir capable de transformer en profondeur notre socié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9:08:29.427438590</meta:creation-date>
    <dc:date>2024-12-18T22:29:00.187383853</dc:date>
    <meta:editing-duration>PT27M52S</meta:editing-duration>
    <meta:editing-cycles>2</meta:editing-cycles>
    <meta:generator>LibreOffice/24.2.7.2$Linux_X86_64 LibreOffice_project/420$Build-2</meta:generator>
    <meta:document-statistic meta:table-count="0" meta:image-count="0" meta:object-count="0" meta:page-count="1" meta:paragraph-count="4" meta:word-count="156" meta:character-count="1066" meta:non-whitespace-character-count="914"/>
  </office:meta>
</office:document-meta>
</file>